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Roboto, SegoeUI, 'Segoe UI', 'Helvetica Neue', Helvetica, 'Microsoft YaHei', 'Meiryo UI', Meiryo, 'Arial Unicode MS', sans-serif"/>
  </office:font-face-decls>
  <office:automatic-styles>
    <style:style style:name="P1" style:family="paragraph" style:parent-style-name="Heading_20_3">
      <style:paragraph-properties fo:margin-left="0in" fo:margin-right="0in" fo:margin-top="0.0835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apple-system" fo:letter-spacing="normal" fo:font-style="normal" fo:font-weight="normal" style:font-weight-asian="normal" style:font-weight-complex="normal"/>
    </style:style>
    <style:style style:name="P2" style:family="paragraph" style:parent-style-name="Preformatted_20_Text">
      <style:paragraph-properties fo:margin-top="0in" fo:margin-bottom="0.1965in" style:contextual-spacing="false" style:writing-mode="lr-tb"/>
    </style:style>
    <style:style style:name="P3" style:family="paragraph" style:parent-style-name="Standard">
      <style:text-properties officeooo:paragraph-rsid="001d4a42"/>
    </style:style>
    <style:style style:name="P4" style:family="paragraph" style:parent-style-name="Standard">
      <style:text-properties officeooo:rsid="001ef02b" officeooo:paragraph-rsid="001ef02b"/>
    </style:style>
    <style:style style:name="P5" style:family="paragraph" style:parent-style-name="Standard">
      <style:text-properties officeooo:paragraph-rsid="001fcaea"/>
    </style:style>
    <style:style style:name="P6" style:family="paragraph" style:parent-style-name="Standard">
      <style:text-properties officeooo:paragraph-rsid="002048ab"/>
    </style:style>
    <style:style style:name="P7" style:family="paragraph" style:parent-style-name="Standard">
      <style:text-properties officeooo:paragraph-rsid="0021648e"/>
    </style:style>
    <style:style style:name="P8" style:family="paragraph" style:parent-style-name="Standard">
      <style:text-properties officeooo:paragraph-rsid="00232546"/>
    </style:style>
    <style:style style:name="P9" style:family="paragraph" style:parent-style-name="Standard">
      <style:text-properties officeooo:rsid="00260406" officeooo:paragraph-rsid="00260406"/>
    </style:style>
    <style:style style:name="P10" style:family="paragraph" style:parent-style-name="Standard">
      <style:text-properties officeooo:rsid="0027ae9f" officeooo:paragraph-rsid="0027ae9f"/>
    </style:style>
    <style:style style:name="P11" style:family="paragraph" style:parent-style-name="Standard">
      <style:text-properties officeooo:rsid="002988fe" officeooo:paragraph-rsid="002988fe"/>
    </style:style>
    <style:style style:name="P12" style:family="paragraph" style:parent-style-name="Standard">
      <style:text-properties fo:font-weight="bold" officeooo:rsid="002988fe" officeooo:paragraph-rsid="002988fe" style:font-weight-asian="bold" style:font-weight-complex="bold"/>
    </style:style>
    <style:style style:name="P13" style:family="paragraph" style:parent-style-name="Standard">
      <style:text-properties officeooo:rsid="002d0dd9" officeooo:paragraph-rsid="002d0dd9"/>
    </style:style>
    <style:style style:name="P14" style:family="paragraph" style:parent-style-name="Standard">
      <style:text-properties officeooo:rsid="00337872" officeooo:paragraph-rsid="00337872"/>
    </style:style>
    <style:style style:name="P15" style:family="paragraph" style:parent-style-name="Standard">
      <style:text-properties officeooo:rsid="00365ef2" officeooo:paragraph-rsid="00365ef2"/>
    </style:style>
    <style:style style:name="P16" style:family="paragraph" style:parent-style-name="Standard">
      <style:text-properties fo:font-weight="normal" officeooo:rsid="0038965b" officeooo:paragraph-rsid="0038965b" style:font-weight-asian="normal" style:font-weight-complex="normal"/>
    </style:style>
    <style:style style:name="P17" style:family="paragraph" style:parent-style-name="Standard">
      <style:text-properties officeooo:rsid="003a3328" officeooo:paragraph-rsid="003a3328"/>
    </style:style>
    <style:style style:name="P18" style:family="paragraph" style:parent-style-name="Standard">
      <style:text-properties officeooo:rsid="003b310f" officeooo:paragraph-rsid="003b310f"/>
    </style:style>
    <style:style style:name="P19" style:family="paragraph" style:parent-style-name="Standard">
      <style:text-properties officeooo:rsid="003b7897" officeooo:paragraph-rsid="003b7897"/>
    </style:style>
    <style:style style:name="P20" style:family="paragraph" style:parent-style-name="Standard">
      <style:text-properties officeooo:rsid="003c28e9" officeooo:paragraph-rsid="003c28e9"/>
    </style:style>
    <style:style style:name="P21" style:family="paragraph" style:parent-style-name="Standard">
      <style:text-properties officeooo:rsid="003db260" officeooo:paragraph-rsid="003db260"/>
    </style:style>
    <style:style style:name="P22" style:family="paragraph" style:parent-style-name="Text_20_body">
      <style:paragraph-properties fo:margin-left="0in" fo:margin-right="0in" fo:margin-top="0.0835in" fo:margin-bottom="0in" style:contextual-spacing="false" fo:text-indent="0in" style:auto-text-indent="false" fo:padding="0in" fo:border="none"/>
    </style:style>
    <style:style style:name="P23" style:family="paragraph" style:parent-style-name="Text_20_body">
      <style:paragraph-properties fo:margin-left="0in" fo:margin-right="0in" fo:margin-top="0.0835in" fo:margin-bottom="0in" style:contextual-spacing="false" fo:text-indent="0in" style:auto-text-indent="false" fo:padding="0in" fo:border="none"/>
      <style:text-properties loext:padding="0in" loext:border="none"/>
    </style:style>
    <style:style style:name="P24" style:family="paragraph" style:parent-style-name="Text_20_body" style:list-style-name="L1">
      <style:paragraph-properties fo:margin-left="0.0209in" fo:margin-right="0.0209in" fo:margin-top="0in" fo:margin-bottom="0in" style:contextual-spacing="false" fo:text-indent="0in" style:auto-text-indent="false" fo:padding="0in" fo:border="none"/>
    </style:style>
    <style:style style:name="P25" style:family="paragraph" style:parent-style-name="Text_20_body" style:list-style-name="L2">
      <style:paragraph-properties fo:margin-left="0.0209in" fo:margin-right="0.0209in" fo:margin-top="0in" fo:margin-bottom="0in" style:contextual-spacing="false" fo:text-align="start" style:justify-single-word="false" fo:orphans="2" fo:widows="2" fo:text-indent="0in" style:auto-text-indent="false" fo:padding="0in" fo:border="none"/>
    </style:style>
    <style:style style:name="P26" style:family="paragraph" style:parent-style-name="Text_20_body" style:list-style-name="L3">
      <style:paragraph-properties fo:margin-left="0.0209in" fo:margin-right="0.0209in" fo:margin-top="0in" fo:margin-bottom="0in" style:contextual-spacing="false" fo:text-align="start" style:justify-single-word="false" fo:orphans="2" fo:widows="2" fo:text-indent="0in" style:auto-text-indent="false" fo:padding="0in" fo:border="none"/>
    </style:style>
    <style:style style:name="P27" style:family="paragraph" style:parent-style-name="Text_20_body">
      <style:paragraph-properties fo:margin-left="0in" fo:margin-right="0in" fo:margin-top="0.0835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apple-system" fo:font-size="10.5pt" fo:letter-spacing="normal" fo:font-style="normal" fo:font-weight="normal" style:font-weight-asian="normal" style:font-weight-complex="normal"/>
    </style:style>
    <style:style style:name="P28" style:family="paragraph" style:parent-style-name="Text_20_body">
      <style:paragraph-properties fo:margin-left="0in" fo:margin-right="0in" fo:margin-top="0.0835in" fo:margin-bottom="0in" style:contextual-spacing="false" fo:text-indent="0in" style:auto-text-indent="false" fo:padding="0in" fo:border="none"/>
      <style:text-properties fo:color="#000000" loext:opacity="100%" fo:font-weight="normal" style:font-weight-asian="normal" style:font-weight-complex="normal"/>
    </style:style>
    <style:style style:name="P29" style:family="paragraph" style:parent-style-name="Text_20_body" style:list-style-name="L4"/>
    <style:style style:name="P30" style:family="paragraph" style:parent-style-name="Text_20_body" style:list-style-name="L4">
      <style:paragraph-properties fo:margin-top="0in" fo:margin-bottom="0in" style:contextual-spacing="false"/>
    </style:style>
    <style:style style:name="T1" style:family="text">
      <style:text-properties officeooo:rsid="001ce939"/>
    </style:style>
    <style:style style:name="T2" style:family="text">
      <style:text-properties fo:font-weight="bold" loext:padding="0in" loext:border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648e" style:font-weight-asian="bold" style:font-weight-complex="bold"/>
    </style:style>
    <style:style style:name="T5" style:family="text">
      <style:text-properties fo:font-weight="bold" officeooo:rsid="0038403f" style:font-weight-asian="bold" style:font-weight-complex="bold"/>
    </style:style>
    <style:style style:name="T6" style:family="text">
      <style:text-properties loext:padding="0in" loext:border="none"/>
    </style:style>
    <style:style style:name="T7" style:family="text">
      <style:text-properties loext:padding-left="0in" loext:padding-right="0in" loext:padding-top="0in" loext:padding-bottom="0.0193in" loext:border-left="none" loext:border-right="none" loext:border-top="none" loext:border-bottom="1.5pt solid #00000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1648e" style:font-weight-asian="normal" style:font-weight-complex="normal"/>
    </style:style>
    <style:style style:name="T10" style:family="text">
      <style:text-properties fo:font-weight="normal" officeooo:rsid="00232546" style:font-weight-asian="normal" style:font-weight-complex="normal"/>
    </style:style>
    <style:style style:name="T11" style:family="text">
      <style:text-properties fo:font-weight="normal" officeooo:rsid="00234b49" style:font-weight-asian="normal" style:font-weight-complex="normal"/>
    </style:style>
    <style:style style:name="T12" style:family="text">
      <style:text-properties fo:font-weight="normal" officeooo:rsid="002608ad" style:font-weight-asian="normal" style:font-weight-complex="normal"/>
    </style:style>
    <style:style style:name="T13" style:family="text">
      <style:text-properties fo:font-variant="normal" fo:text-transform="none" fo:color="#000000" loext:opacity="100%" style:font-name="apple-system" fo:font-size="10.5pt" fo:letter-spacing="normal" fo:font-style="normal" fo:font-weight="normal" style:font-weight-asian="normal" style:font-weight-complex="normal"/>
    </style:style>
    <style:style style:name="T14" style:family="text">
      <style:text-properties fo:font-variant="normal" fo:text-transform="none" fo:color="#000000" loext:opacity="100%" style:font-name="apple-system" fo:font-size="10.5pt" fo:letter-spacing="normal" fo:font-style="normal" fo:font-weight="normal" style:font-weight-asian="normal" style:font-weight-complex="normal" loext:padding-left="0in" loext:padding-right="0in" loext:padding-top="0in" loext:padding-bottom="0.0193in" loext:border-left="none" loext:border-right="none" loext:border-top="none" loext:border-bottom="1.5pt solid #000000"/>
    </style:style>
    <style:style style:name="T15" style:family="text">
      <style:text-properties officeooo:rsid="001fcaea"/>
    </style:style>
    <style:style style:name="T16" style:family="text">
      <style:text-properties style:text-position="super 58%" officeooo:rsid="001fcaea"/>
    </style:style>
    <style:style style:name="T17" style:family="text">
      <style:text-properties officeooo:rsid="002048ab"/>
    </style:style>
    <style:style style:name="T18" style:family="text">
      <style:text-properties officeooo:rsid="0021648e"/>
    </style:style>
    <style:style style:name="T19" style:family="text">
      <style:text-properties officeooo:rsid="002f9bea"/>
    </style:style>
    <style:style style:name="T20" style:family="text">
      <style:text-properties officeooo:rsid="003042ef"/>
    </style:style>
    <style:style style:name="T21" style:family="text">
      <style:text-properties officeooo:rsid="00322ba4"/>
    </style:style>
    <style:style style:name="T22" style:family="text">
      <style:text-properties officeooo:rsid="0034cc11"/>
    </style:style>
    <style:style style:name="T23" style:family="text">
      <style:text-properties officeooo:rsid="0034d224"/>
    </style:style>
    <style:style style:name="T24" style:family="text">
      <style:text-properties officeooo:rsid="00352670"/>
    </style:style>
    <style:style style:name="T25" style:family="text">
      <style:text-properties officeooo:rsid="00365ef2"/>
    </style:style>
    <style:style style:name="T26" style:family="text">
      <style:text-properties officeooo:rsid="0038403f"/>
    </style:style>
    <style:style style:name="T27" style:family="text">
      <style:text-properties officeooo:rsid="00395909"/>
    </style:style>
    <style:style style:name="T28" style:family="text">
      <style:text-properties officeooo:rsid="003db260"/>
    </style:style>
    <style:style style:name="T29" style:family="text">
      <style:text-properties officeooo:rsid="003e535c"/>
    </style:style>
    <style:style style:name="T30" style:family="text">
      <style:text-properties officeooo:rsid="003ec76d"/>
    </style:style>
    <style:style style:name="T31" style:family="text">
      <style:text-properties officeooo:rsid="00401515"/>
    </style:style>
    <style:style style:name="T32" style:family="text">
      <style:text-properties officeooo:rsid="0042f7df"/>
    </style:style>
    <style:style style:name="T33" style:family="text">
      <style:text-properties officeooo:rsid="0048840e"/>
    </style:style>
    <style:style style:name="T34" style:family="text">
      <style:text-properties officeooo:rsid="0049f6e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DIDs and VC<text:line-break/></text:span></text:p>
      <text:p text:style-name="P5"><text:span text:style-name="T15">At first we have IDP which have our information and can be used by 3</text:span><text:span text:style-name="T16">rd</text:span><text:span text:style-name="T15"> party apps to validate or verify us. In that sense of the digital world, I have no control over <text:s/>my own identity and how am I sure the IDPs are not giving more information than they should when I want to prove myself to a platform?</text:span></text:p>
      <text:p text:style-name="P6"><text:span text:style-name="T15"><text:line-break/>It is with this, when I decide to be my own identity provider</text:span><text:span text:style-name="T17">( It could not necessarily be you but your child , your builder , a company etc basically anything you want to create an identity for)</text:span><text:span text:style-name="T15">. Having control of various identifiers that represent me in the digital world and not dedicating that to some other 3</text:span><text:span text:style-name="T16">rd</text:span><text:span text:style-name="T15"> party or centralized entity in the digital wor</text:span><text:span text:style-name="T33">ld</text:span><text:span text:style-name="T15">. I want to be able to produce my credentials and decided which information is being given out and for how long.</text:span></text:p>
      <text:p text:style-name="P7"><text:span text:style-name="T15"><text:line-break/></text:span><text:span text:style-name="T18">Now I am an identify provider, I create some self attestation or representation of my self, now what, <text:s/>in the digital space you could still not </text:span><text:span text:style-name="T33">be </text:span><text:span text:style-name="T18">legit. Do they really care about it ? Whoever needs to verify my Identity </text:span><text:span text:style-name="T4">( person I am sending the identity to ) called the relying party .</text:span></text:p>
      <text:p text:style-name="P7"><text:span text:style-name="T4"/></text:p>
      <text:p text:style-name="P7"><text:span text:style-name="T9">For this to work, we still have in the digital world…...<text:line-break/>- ISSUER(trusted party which creates some claim</text:span><text:span text:style-name="T12">s</text:span><text:span text:style-name="T9"> about me and store in a document)<text:line-break/>- I take that digital issued document and store in my wallet</text:span></text:p>
      <text:p text:style-name="P7"><text:span text:style-name="T9">- I can now present that self attestation to the relying party and they can verify without direct communication with the issuer</text:span></text:p>
      <text:p text:style-name="P7"><text:span text:style-name="T10"/></text:p>
      <text:p text:style-name="P8"><text:span text:style-name="T10">- Issuer makes the claims about me , and give me so that I have control of it , then I decide what information </text:span><text:span text:style-name="T11">form</text:span><text:span text:style-name="T10"> that claim I am going to share to the relying party who consumes the credential </text:span><text:span text:style-name="T11">(SELECTIVE DISCLOSURE)</text:span></text:p>
      <text:p text:style-name="P8"><text:span text:style-name="T11"/></text:p>
      <text:p text:style-name="P9"><text:span text:style-name="T11">T</text:span><text:span text:style-name="T8">he other methods where i use other IDPs are centralized while with what I have control is now decentralized </text:span></text:p>
      <text:p text:style-name="P9"><text:span text:style-name="T8"/></text:p>
      <text:p text:style-name="P10"><text:span text:style-name="T8">ISSUER-------trust----HOLDER(me)-------trust----(VERIFIER)<text:line-break/>But there is some indirect communication with issuer and verifier to actually know that VCs came from the issuer and not tampered with.</text:span></text:p>
      <text:p text:style-name="P10"><text:span text:style-name="T8"/></text:p>
      <text:p text:style-name="P12">Trust System(Asymmetric Encryption)</text:p>
      <text:p text:style-name="P11"><text:span text:style-name="T8">ISSUER--------- has PK and PuK: Issues a claims and hash it about an individual and encrypt with PK that makes a signature(Proof).</text:span></text:p>
      <text:p text:style-name="P13"><text:span text:style-name="T8">VERIFIER---------- gets signed document calculates hash, uses PuK of Issuer and decrypt the document and compare the hash, if the same , it is verified and considered not tampered with </text:span></text:p>
      <text:p text:style-name="P8"><text:span text:style-name="T1"><text:line-break/></text:span><text:span text:style-name="T6">In the context of Decentralized Identifiers (DIDs) and Verifiable Credentials (VCs), a </text:span><text:span text:style-name="Strong_20_Emphasis"><text:span text:style-name="T2">wallet </text:span></text:span><text:span text:style-name="T6">is a digital tool that securely stores and manages your verifiable credentials. Think of it as a digital version of a physical wallet, but instead of holding cash and cards, it holds digital credentials like IDs, certificates, and other proofs of identity.</text:span></text:p>
      <text:p text:style-name="P5"><text:line-break/><text:span text:style-name="T19">But now , How doe</text:span><text:span text:style-name="T34">s</text:span><text:span text:style-name="T19"> the verifier know that the PuK is actually that of the Issuer . The Issuer needs to have some Identifier attached to the PuK , so that when the Verifier looks up it knows it’s actually the PuK of the verifier . </text:span><text:span text:style-name="T20">That’s where the DID</text:span><text:span text:style-name="T21">(Decentralized identifier) </text:span><text:span text:style-name="T20">comes into place………</text:span></text:p>
      <text:p text:style-name="P5"/>
      <text:p text:style-name="P5"/>
      <text:p text:style-name="P14"><text:soft-page-break/>The DID needs</text:p>
      <text:p text:style-name="P14">- to be permanent</text:p>
      <text:p text:style-name="P14">- to ne resolvable <text:span text:style-name="T22">(</text:span><text:span text:style-name="T24">due to key rotation </text:span><text:span text:style-name="T22">to find PuK and others)</text:span></text:p>
      <text:p text:style-name="P14">- <text:span text:style-name="T22">cryptographically verifiable</text:span></text:p>
      <text:p text:style-name="P14">- <text:span text:style-name="T23">Decentralized</text:span></text:p>
      <text:p text:style-name="P14"/>
      <text:p text:style-name="P14">- <text:span text:style-name="T25">Each DID <text:s/>contains a DID document which has a public key and service endpoints(like to require or get some more information)</text:span></text:p>
      <text:p text:style-name="P5"/>
      <text:p text:style-name="P15">A DID is a URI……….starts with did,has a methods (to identify <text:span text:style-name="T26">or resolve the verifiable credentials</text:span>)<text:line-break/><text:span text:style-name="T3">did:&lt;method&gt;:&lt;</text:span><text:span text:style-name="T5">unique identifier(within the method)</text:span><text:span text:style-name="T3">&gt;</text:span></text:p>
      <text:p text:style-name="P16">A DID resolved to a DID document <text:span text:style-name="T27">in a secured trusted way</text:span></text:p>
      <text:p text:style-name="P3"/>
      <text:p text:style-name="P17">The ISSUER produces/issues <text:s/>some digital claims with a did in it and sign with a private key and send , the VERIFIER takes the document, creates a hash , send the the did to a did resolver to have a did document to actually prove the PuK is that of the Issuer</text:p>
      <text:p text:style-name="P17"/>
      <text:p text:style-name="P17"/>
      <text:p text:style-name="P17"/>
      <text:p text:style-name="P18"><text:span text:style-name="T3">VCs Deep Dive</text:span><text:line-break/></text:p>
      <text:p text:style-name="P19">Each ISSUER has their own DID</text:p>
      <text:p text:style-name="P20">HOLDER(me)---------request from ISSUER----------a verifiable credential</text:p>
      <text:p text:style-name="P20">- When holder gets to the Issuer for a verifiable credential (using a user agent (wallet)), cryptographic keys are created and the holder gets PK and PuK and can generate a DID from that…</text:p>
      <text:p text:style-name="P20">- <text:span text:style-name="T28">Issuer issues the VC , with them a</text:span><text:span text:style-name="T30">s t</text:span><text:span text:style-name="T28">he Issuer , to who it concerns (MyDID), with some claims about me. That VC is stored in my wallet only and not in any trust system.</text:span></text:p>
      <text:p text:style-name="P21">- VERIFIER makes a presentation request for me to present my credentials.<text:line-break/>- I the holder can put multiple VCs in a <text:span text:style-name="T3">VP(verifiable presentation) </text:span><text:span text:style-name="T8">. I take the Verifiable credential they sent to me, I signed it and send the presentation to the Verifier.</text:span></text:p>
      <text:p text:style-name="P18">- <text:span text:style-name="T29">Verifier takes the DID of myself and that of the Issuer and goes to the </text:span><text:span text:style-name="T30">DID resolver regardless of the method and resolves to get the Puk to validate that the Keys actually come from the Me or the Issuer. </text:span><text:span text:style-name="T31">It matches the DID of the issuer in my VP</text:span></text:p>
      <text:p text:style-name="P18"/>
      <text:p text:style-name="P18">- <text:span text:style-name="T32">In time, we can decide to select which <text:s/>VC we want to show in a presentation or Decided to show a particular claim in a VC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4">DIDs are embedded in VCs</text:p>
      <text:p text:style-name="P23">Here are some key points about wallets in this context:</text:p>
      <text:list xml:id="list3803386830" text:style-name="L1">
        <text:list-item>
          <text:p text:style-name="P24"><text:a xlink:type="simple" xlink:href="https://techcommunity.microsoft.com/t5/security-compliance-and-identity/decentralized-identity-verifiable-credentials-deep-dive/ba-p/3690641" office:target-frame-name="_blank" xlink:show="new" text:style-name="Internet_20_link" text:visited-style-name="Visited_20_Internet_20_Link"><text:span text:style-name="Strong_20_Emphasis"><text:span text:style-name="T7">Storage</text:span></text:span></text:a><text:a xlink:type="simple" xlink:href="https://techcommunity.microsoft.com/t5/security-compliance-and-identity/decentralized-identity-verifiable-credentials-deep-dive/ba-p/3690641" office:target-frame-name="_blank" xlink:show="new" text:style-name="Internet_20_link" text:visited-style-name="Visited_20_Internet_20_Link"><text:span text:style-name="T7">: Wallets store verifiable credentials securely, ensuring that only the owner can access and use them</text:span></text:a><text:span text:style-name="T6">.</text:span></text:p>
        </text:list-item>
        <text:list-item>
          <text:p text:style-name="P24"><text:a xlink:type="simple" xlink:href="https://ethereum.org/en/decentralized-identity/" office:target-frame-name="_blank" xlink:show="new" text:style-name="Internet_20_link" text:visited-style-name="Visited_20_Internet_20_Link"><text:span text:style-name="Strong_20_Emphasis"><text:span text:style-name="T7">Management</text:span></text:span></text:a><text:a xlink:type="simple" xlink:href="https://ethereum.org/en/decentralized-identity/" office:target-frame-name="_blank" xlink:show="new" text:style-name="Internet_20_link" text:visited-style-name="Visited_20_Internet_20_Link"><text:span text:style-name="T7">: They help manage these credentials, allowing users to organize, update, and delete them as needed</text:span></text:a><text:span text:style-name="T6">.</text:span></text:p>
        </text:list-item>
        <text:list-item>
          <text:p text:style-name="P24"><text:a xlink:type="simple" xlink:href="https://techcommunity.microsoft.com/t5/security-compliance-and-identity/decentralized-identity-verifiable-credentials-deep-dive/ba-p/3690641" office:target-frame-name="_blank" xlink:show="new" text:style-name="Internet_20_link" text:visited-style-name="Visited_20_Internet_20_Link"><text:span text:style-name="Strong_20_Emphasis"><text:span text:style-name="T7">Presentation</text:span></text:span></text:a><text:a xlink:type="simple" xlink:href="https://techcommunity.microsoft.com/t5/security-compliance-and-identity/decentralized-identity-verifiable-credentials-deep-dive/ba-p/3690641" office:target-frame-name="_blank" xlink:show="new" text:style-name="Internet_20_link" text:visited-style-name="Visited_20_Internet_20_Link"><text:span text:style-name="T7">: When you need to prove your identity or credentials, the wallet can generate a verifiable presentation, which is a way to share your credentials with others in a secure and privacy-preserving manner</text:span></text:a><text:span text:style-name="T6">.</text:span></text:p>
        </text:list-item>
        <text:list-item>
          <text:p text:style-name="P24"><text:a xlink:type="simple" xlink:href="https://ethereum.org/en/decentralized-identity/" office:target-frame-name="_blank" xlink:show="new" text:style-name="Internet_20_link" text:visited-style-name="Visited_20_Internet_20_Link"><text:span text:style-name="Strong_20_Emphasis"><text:span text:style-name="T7">User Control</text:span></text:span></text:a><text:a xlink:type="simple" xlink:href="https://ethereum.org/en/decentralized-identity/" office:target-frame-name="_blank" xlink:show="new" text:style-name="Internet_20_link" text:visited-style-name="Visited_20_Internet_20_Link"><text:span text:style-name="T7">: Wallets give users control over their own data, reducing reliance on centralized authorities</text:span></text:a><text:span text:style-name="T6">.</text:span></text:p>
        </text:list-item>
      </text:list>
      <text:p text:style-name="P22"><text:span text:style-name="T6"><text:line-break/></text:span><text:span text:style-name="Strong_20_Emphasis"><text:span text:style-name="T13">Decentralized Identifiers (DIDs)</text:span></text:span><text:span text:style-name="T13"> and </text:span><text:span text:style-name="Strong_20_Emphasis"><text:span text:style-name="T13">Verifiable Credentials (VCs)</text:span></text:span><text:span text:style-name="T13"> are key components of the Self-Sovereign Identity (SSI) paradigm, which aims to give individuals control over their own digital identities.</text:span></text:p>
      <text:p text:style-name="P22"><text:span text:style-name="T13"/></text:p>
      <text:h text:style-name="P1" text:outline-level="3">Decentralized Identifiers (DIDs)</text:h>
      <text:list xml:id="list112733880" text:style-name="L2">
        <text:list-item>
          <text:p text:style-name="P25"><text:a xlink:type="simple" xlink:href="https://dl.acm.org/doi/fullHtml/10.1145/3446983.3446992" office:target-frame-name="_blank" xlink:show="new" text:style-name="Internet_20_link" text:visited-style-name="Visited_20_Internet_20_Link"><text:span text:style-name="Strong_20_Emphasis"><text:span text:style-name="T14">Unique Identifiers</text:span></text:span></text:a><text:a xlink:type="simple" xlink:href="https://dl.acm.org/doi/fullHtml/10.1145/3446983.3446992" office:target-frame-name="_blank" xlink:show="new" text:style-name="Internet_20_link" text:visited-style-name="Visited_20_Internet_20_Link"><text:span text:style-name="T14">: DIDs are globally unique identifiers that are created and controlled by the user, without the need for a centralized authority</text:span></text:a><text:span text:style-name="T13">.</text:span></text:p>
          <text:p text:style-name="P25"><text:span text:style-name="T13"/></text:p>
        </text:list-item>
        <text:list-item>
          <text:p text:style-name="P25"><text:a xlink:type="simple" xlink:href="https://www.togggle.io/blog/dids-vcs-explained" office:target-frame-name="_blank" xlink:show="new" text:style-name="Internet_20_link" text:visited-style-name="Visited_20_Internet_20_Link"><text:span text:style-name="Strong_20_Emphasis"><text:span text:style-name="T14">DID Documents</text:span></text:span></text:a><text:a xlink:type="simple" xlink:href="https://www.togggle.io/blog/dids-vcs-explained" office:target-frame-name="_blank" xlink:show="new" text:style-name="Internet_20_link" text:visited-style-name="Visited_20_Internet_20_Link"><text:span text:style-name="T14">: Each DID refers to a DID document that contains information about the identity, such as public keys and service endpoints</text:span></text:a><text:span text:style-name="T13">.</text:span></text:p>
          <text:p text:style-name="P25"><text:span text:style-name="T13"/></text:p>
        </text:list-item>
        <text:list-item>
          <text:p text:style-name="P25"><text:a xlink:type="simple" xlink:href="https://www.togggle.io/blog/dids-vcs-explained" office:target-frame-name="_blank" xlink:show="new" text:style-name="Internet_20_link" text:visited-style-name="Visited_20_Internet_20_Link"><text:span text:style-name="Strong_20_Emphasis"><text:span text:style-name="T14">Decentralization</text:span></text:span></text:a><text:a xlink:type="simple" xlink:href="https://www.togggle.io/blog/dids-vcs-explained" office:target-frame-name="_blank" xlink:show="new" text:style-name="Internet_20_link" text:visited-style-name="Visited_20_Internet_20_Link"><text:span text:style-name="T14">: DIDs are registered on distributed ledger technologies (DLTs) like blockchains, making them tamper-proof and resilient against identity theft</text:span></text:a><text:span text:style-name="T13">.</text:span></text:p>
          <text:p text:style-name="P25"><text:span text:style-name="T13"/></text:p>
        </text:list-item>
      </text:list>
      <text:h text:style-name="P1" text:outline-level="3">Verifiable Credentials (VCs)</text:h>
      <text:list xml:id="list929538648" text:style-name="L3">
        <text:list-item>
          <text:p text:style-name="P26"><text:a xlink:type="simple" xlink:href="https://www.biometricupdate.com/202210/entra-verified-id-introduces-dids-and-vcs-to-the-microsoft-ecosystem" office:target-frame-name="_blank" xlink:show="new" text:style-name="Internet_20_link" text:visited-style-name="Visited_20_Internet_20_Link"><text:span text:style-name="Strong_20_Emphasis"><text:span text:style-name="T14">Digital Proofs</text:span></text:span></text:a><text:a xlink:type="simple" xlink:href="https://www.biometricupdate.com/202210/entra-verified-id-introduces-dids-and-vcs-to-the-microsoft-ecosystem" office:target-frame-name="_blank" xlink:show="new" text:style-name="Internet_20_link" text:visited-style-name="Visited_20_Internet_20_Link"><text:span text:style-name="T14">: VCs are digital representations of credentials, such as IDs, certificates, or licenses, that can be verified by third parties</text:span></text:a><text:span text:style-name="T13">.</text:span></text:p>
          <text:p text:style-name="P26"><text:span text:style-name="T13"/></text:p>
        </text:list-item>
        <text:list-item>
          <text:p text:style-name="P26"><text:a xlink:type="simple" xlink:href="https://dl.acm.org/doi/fullHtml/10.1145/3446983.3446992" office:target-frame-name="_blank" xlink:show="new" text:style-name="Internet_20_link" text:visited-style-name="Visited_20_Internet_20_Link"><text:span text:style-name="Strong_20_Emphasis"><text:span text:style-name="T14">Interoperability</text:span></text:span></text:a><text:a xlink:type="simple" xlink:href="https://dl.acm.org/doi/fullHtml/10.1145/3446983.3446992" office:target-frame-name="_blank" xlink:show="new" text:style-name="Internet_20_link" text:visited-style-name="Visited_20_Internet_20_Link"><text:span text:style-name="T14">: VCs are designed to be interoperable across different systems and platforms, allowing for seamless verification of credentials</text:span></text:a><text:span text:style-name="T13">.</text:span></text:p>
        </text:list-item>
        <text:list-item>
          <text:p text:style-name="P26"><text:a xlink:type="simple" xlink:href="https://www.togggle.io/blog/dids-vcs-explained" office:target-frame-name="_blank" xlink:show="new" text:style-name="Internet_20_link" text:visited-style-name="Visited_20_Internet_20_Link"><text:span text:style-name="Strong_20_Emphasis"><text:span text:style-name="T14">User Control</text:span></text:span></text:a><text:a xlink:type="simple" xlink:href="https://www.togggle.io/blog/dids-vcs-explained" office:target-frame-name="_blank" xlink:show="new" text:style-name="Internet_20_link" text:visited-style-name="Visited_20_Internet_20_Link"><text:span text:style-name="T14">: Users can choose what information to share, with whom, and for how long, enhancing privacy and security</text:span></text:a><text:span text:style-name="T13">.</text:span></text:p>
        </text:list-item>
      </text:list>
      <text:p text:style-name="P27"><text:soft-page-break/>Together, DIDs and VCs enable a more secure, private, and user-controlled way of managing digital identities and credentials.</text:p>
      <text:p text:style-name="P27"/>
      <text:p text:style-name="P27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Roboto, SegoeUI, 'Segoe UI', 'Helvetica Neue', Helvetica, 'Microsoft YaHei', 'Meiryo UI', Meiryo, 'Arial Unicode M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0:02:10.184205316</meta:creation-date>
    <dc:date>2024-09-19T14:46:20.730803260</dc:date>
    <meta:editing-duration>PT3H23M1S</meta:editing-duration>
    <meta:editing-cycles>37</meta:editing-cycles>
    <meta:generator>LibreOffice/7.3.7.2$Linux_X86_64 LibreOffice_project/30$Build-2</meta:generator>
    <meta:document-statistic meta:table-count="0" meta:image-count="0" meta:object-count="0" meta:page-count="4" meta:paragraph-count="51" meta:word-count="1139" meta:character-count="6625" meta:non-whitespace-character-count="5539"/>
  </office:meta>
</office:document-meta>
</file>